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900000309C77D3B69A822A2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66cm" fo:min-width="1.824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6.685cm" svg:height="27.41cm" svg:x="2.157cm" svg:y="1.144cm">
          <draw:image xlink:href="Pictures/10000201000001D900000309C77D3B69A822A2D2.png" xlink:type="simple" xlink:show="embed" xlink:actuate="onLoad">
            <text:p/>
          </draw:image>
        </draw:frame>
        <draw:custom-shape draw:style-name="gr2" draw:text-style-name="P2" draw:layer="layout" svg:width="3.4cm" svg:height="1.4cm" draw:transform="skewX (0.00628318530717958) translate (15.212cm 26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4-02T21:09:03.524790860</dc:date>
    <meta:editing-duration>PT58S</meta:editing-duration>
    <meta:editing-cycles>1</meta:editing-cycles>
    <meta:document-statistic meta:object-count="2"/>
    <meta:generator>LibreOffice/6.0.7.3$Linux_X86_64 LibreOffice_project/00m0$Build-3</meta:generator>
  </office:meta>
</office:document-meta>
</file>